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1f2e97" officeooo:paragraph-rsid="004237d1"/>
    </style:style>
    <style:style style:name="P5" style:family="paragraph" style:parent-style-name="Standard">
      <style:text-properties officeooo:rsid="0011206f" officeooo:paragraph-rsid="0025360d"/>
    </style:style>
    <style:style style:name="P6" style:family="paragraph" style:parent-style-name="Standard">
      <style:text-properties officeooo:rsid="00281ba0" officeooo:paragraph-rsid="00281ba0"/>
    </style:style>
    <style:style style:name="P7" style:family="paragraph" style:parent-style-name="Standard">
      <style:text-properties officeooo:rsid="00281ba0" officeooo:paragraph-rsid="00373f30"/>
    </style:style>
    <style:style style:name="P8" style:family="paragraph" style:parent-style-name="Standard">
      <style:text-properties officeooo:rsid="00281ba0" officeooo:paragraph-rsid="003d5429"/>
    </style:style>
    <style:style style:name="P9" style:family="paragraph" style:parent-style-name="Standard">
      <style:text-properties officeooo:rsid="002a26a5" officeooo:paragraph-rsid="002a26a5"/>
    </style:style>
    <style:style style:name="P10" style:family="paragraph" style:parent-style-name="Standard">
      <style:text-properties officeooo:rsid="002a26a5" officeooo:paragraph-rsid="0038dc5c"/>
    </style:style>
    <style:style style:name="P11" style:family="paragraph" style:parent-style-name="Standard">
      <style:text-properties officeooo:rsid="0034433b" officeooo:paragraph-rsid="0034433b"/>
    </style:style>
    <style:style style:name="P12" style:family="paragraph" style:parent-style-name="Standard">
      <style:text-properties fo:font-weight="bold" officeooo:rsid="001bceb5" officeooo:paragraph-rsid="001deae1" style:font-weight-asian="bold" style:font-weight-complex="bold"/>
    </style:style>
    <style:style style:name="P13" style:family="paragraph" style:parent-style-name="Standard">
      <style:text-properties fo:font-weight="bold" officeooo:rsid="000f5674" officeooo:paragraph-rsid="001ea9e2" style:font-weight-asian="bold" style:font-weight-complex="bold"/>
    </style:style>
    <style:style style:name="P14" style:family="paragraph" style:parent-style-name="Standard">
      <style:text-properties fo:font-weight="bold" officeooo:rsid="000f5674" officeooo:paragraph-rsid="004ce048" style:font-weight-asian="bold" style:font-weight-complex="bold"/>
    </style:style>
    <style:style style:name="P15" style:family="paragraph" style:parent-style-name="Standard">
      <style:text-properties fo:font-weight="bold" officeooo:rsid="004b8262" officeooo:paragraph-rsid="004b8262" style:font-weight-asian="bold" style:font-weight-complex="bold"/>
    </style:style>
    <style:style style:name="P16" style:family="paragraph" style:parent-style-name="Standard">
      <style:text-properties fo:font-weight="bold" officeooo:rsid="00130cf7" officeooo:paragraph-rsid="004ce048" style:font-weight-asian="bold" style:font-weight-complex="bold"/>
    </style:style>
    <style:style style:name="P17" style:family="paragraph" style:parent-style-name="Standard">
      <style:text-properties fo:font-weight="bold" officeooo:rsid="00635485" officeooo:paragraph-rsid="00635485" style:font-weight-asian="bold" style:font-weight-complex="bold"/>
    </style:style>
    <style:style style:name="P18" style:family="paragraph" style:parent-style-name="Standard">
      <style:text-properties fo:font-weight="bold" officeooo:rsid="00178ca4" officeooo:paragraph-rsid="0078c377" style:font-weight-asian="bold" style:font-weight-complex="bold"/>
    </style:style>
    <style:style style:name="P19" style:family="paragraph" style:parent-style-name="Standard">
      <style:text-properties fo:font-weight="normal" officeooo:rsid="000f5674" officeooo:paragraph-rsid="004ce048" style:font-weight-asian="normal" style:font-weight-complex="normal"/>
    </style:style>
    <style:style style:name="P20" style:family="paragraph" style:parent-style-name="Standard">
      <style:text-properties fo:font-weight="normal" officeooo:rsid="004f5036" officeooo:paragraph-rsid="004f5036" style:font-weight-asian="normal" style:font-weight-complex="normal"/>
    </style:style>
    <style:style style:name="P21" style:family="paragraph" style:parent-style-name="Standard">
      <style:text-properties officeooo:rsid="00605c40" officeooo:paragraph-rsid="001deae1"/>
    </style:style>
    <style:style style:name="P22"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3"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4"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25"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26"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27"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28"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29" style:family="paragraph" style:parent-style-name="Standard">
      <style:text-properties officeooo:rsid="0078c377" officeooo:paragraph-rsid="0078c377"/>
    </style:style>
    <style:style style:name="P30" style:family="paragraph" style:parent-style-name="Standard">
      <style:text-properties officeooo:rsid="00191029" officeooo:paragraph-rsid="008021cc"/>
    </style:style>
    <style:style style:name="P31" style:family="paragraph" style:parent-style-name="Standard">
      <style:text-properties officeooo:rsid="00178ca4" officeooo:paragraph-rsid="008021cc"/>
    </style:style>
    <style:style style:name="P32" style:family="paragraph" style:parent-style-name="Standard">
      <style:text-properties fo:color="#ce181e" fo:font-size="22pt" officeooo:rsid="001bceb5" officeooo:paragraph-rsid="001bceb5" style:font-size-asian="22pt" style:font-size-complex="22pt"/>
    </style:style>
    <style:style style:name="P33" style:family="paragraph" style:parent-style-name="Standard">
      <style:text-properties officeooo:rsid="001bceb5" officeooo:paragraph-rsid="001deae1"/>
    </style:style>
    <style:style style:name="P34"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officeooo:rsid="003ed8c9"/>
    </style:style>
    <style:style style:name="T13" style:family="text">
      <style:text-properties fo:font-weight="bold" style:font-weight-asian="bold" style:font-weight-complex="bold"/>
    </style:style>
    <style:style style:name="T14" style:family="text">
      <style:text-properties fo:font-weight="bold" officeooo:rsid="001f2f12" style:font-weight-asian="bold" style:font-weight-complex="bold"/>
    </style:style>
    <style:style style:name="T15" style:family="text">
      <style:text-properties fo:font-weight="bold" officeooo:rsid="00302bfa" style:font-weight-asian="bold" style:font-weight-complex="bold"/>
    </style:style>
    <style:style style:name="T16" style:family="text">
      <style:text-properties fo:font-weight="bold" officeooo:rsid="003eaceb"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19779e"/>
    </style:style>
    <style:style style:name="T39" style:family="text">
      <style:text-properties officeooo:rsid="008a24bd"/>
    </style:style>
    <style:style style:name="T40" style:family="text">
      <style:text-properties officeooo:rsid="008a6234"/>
    </style:style>
    <style:style style:name="T41" style:family="text">
      <style:text-properties officeooo:rsid="008a9493"/>
    </style:style>
    <style:style style:name="T42" style:family="text">
      <style:text-properties officeooo:rsid="008b97e5"/>
    </style:style>
    <style:style style:name="T43" style:family="text">
      <style:text-properties officeooo:rsid="008c2774"/>
    </style:style>
    <style:style style:name="T44" style:family="text">
      <style:text-properties officeooo:rsid="008c2947"/>
    </style:style>
    <style:style style:name="T45" style:family="text">
      <style:text-properties officeooo:rsid="008d0a84"/>
    </style:style>
    <style:style style:name="T46" style:family="text">
      <style:text-properties officeooo:rsid="008e3f3f"/>
    </style:style>
    <style:style style:name="T47" style:family="text">
      <style:text-properties officeooo:rsid="003eaceb"/>
    </style:style>
    <style:style style:name="T48" style:family="text">
      <style:text-properties officeooo:rsid="0093c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
      <text:p text:style-name="P32">Part 1: Neural Networks for Classification [30 marks]</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P2"/>
      <text:p text:style-name="P15">I have included an output.txt file of my results from the bpnn.</text:p>
      <text:p text:style-name="P15"/>
      <text:p text:style-name="P13">Number of layers: 3</text:p>
      <text:p text:style-name="P13">Units in input layer: 4</text:p>
      <text:p text:style-name="P13">Units in hidden layer: 3</text:p>
      <text:p text:style-name="P13">Units in output layer: 3</text:p>
      <text:p text:style-name="P3"/>
      <text:p text:style-name="P4">We will assume that only <text:span text:style-name="T13">one hidden layer</text:span> is used in this assignment, <text:span text:style-name="T1">this results in </text:span><text:span text:style-name="T14">1 input layer, 1 hidden layer </text:span><text:span text:style-name="T18">and</text:span><text:span text:style-name="T14">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6">4 input layers</text:span><text:span text:style-name="T47"> based of the iris flower attributes: </text:span><text:span text:style-name="T16">sepal length</text:span><text:span text:style-name="T24">,</text:span><text:span text:style-name="T16"> sepal width</text:span><text:span text:style-name="T24">,</text:span><text:span text:style-name="T16"> pedal length </text:span><text:span text:style-name="T24">and</text:span><text:span text:style-name="T16"> pedal width</text:span><text:span text:style-name="T47">. Using all the attributes of the flower as inputs will increase the accuracy of our output.</text:span></text:p>
      <text:p text:style-name="P2"/>
      <text:p text:style-name="P2">2. Determine the learning parameters, including the <text:span text:style-name="T13">learning rate</text:span>, <text:span text:style-name="T13">momentum</text:span>, <text:span text:style-name="T13">initial weight ranges</text:span>, and any other parameters you used. Describe the rationale of your choice.</text:p>
      <text:p text:style-name="P2"/>
      <text:p text:style-name="P12"><text:s/><text:span text:style-name="T9">epsilon</text:span> = 0.<text:span text:style-name="T8">2</text:span>; <text:s text:c="6"/></text:p>
      <text:p text:style-name="P12"><text:s/>momentum = 0.0; </text:p>
      <text:p text:style-name="P12"><text:s/>range = 0.1;</text:p>
      <text:p text:style-name="P12"><text:s/>ecrit = 0.03;</text:p>
      <text:p text:style-name="P2"/>
      <text:p text:style-name="P5"><text:span text:style-name="T2">As described in the lectures, a good</text:span> starting point for the <text:span text:style-name="T15">epsilon</text:span> is 0.2, if the weights seem to diverge then decreasing the <text:span text:style-name="T10">epsilon</text:span> is a good way to obtain the learning rate for your <text:span text:style-name="T48">N</text:span>eural <text:span text:style-name="T48">N</text:span>etwork. <text:span text:style-name="T3">In this case I have defaulted the epsilon at 0.2.</text:span></text:p>
      <text:p text:style-name="P6"/>
      <text:p text:style-name="P10"><text:span text:style-name="T13">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9"/>
      <text:p text:style-name="P8"><text:span text:style-name="T13">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7"/>
      <text:p text:style-name="P11"><text:span text:style-name="T13">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2"/>
      <text:p text:style-name="P2"><text:soft-page-break/>3. Determine your network training termination criteria. Describe the rationale of your decision.</text:p>
      <text:p text:style-name="P2"/>
      <text:p text:style-name="P14"><text:span text:style-name="T25">Termination</text:span> classification accuracy: 101.0%</text:p>
      <text:p text:style-name="P14">Critical error: 0.0<text:span text:style-name="T28">3</text:span></text:p>
      <text:p text:style-name="P19"/>
      <text:p text:style-name="P20">I have set the classification error <text:span text:style-name="T30">(mse)</text:span> to 101.0% so the criteria is never met. Instead I have set the critical error <text:span text:style-name="T26">(ecrit) </text:span>to 0.0<text:span text:style-name="T29">3</text:span> to be satisfied instead. </text:p>
      <text:p text:style-name="P16"/>
      <text:p text:style-name="P2">4. Report your results (average results of 10 independent experiment runs with different random seeds) on both the training set and the test set. Analyse your results and make your conclusions.</text:p>
      <text:p text:style-name="P21"/>
      <text:p text:style-name="P25">1)</text:p>
      <text:p text:style-name="P24">Mean squared error for test data: 0.052</text:p>
      <text:p text:style-name="P24">Number of incorrect classifications: 4/75</text:p>
      <text:p text:style-name="P24"/>
      <text:p text:style-name="P25">2)</text:p>
      <text:p text:style-name="P23">Mean squared error for test data: 0.057</text:p>
      <text:p text:style-name="P23">Number of incorrect classifications: 5/75</text:p>
      <text:p text:style-name="P23"/>
      <text:p text:style-name="P25">3)</text:p>
      <text:p text:style-name="P23">Mean squared error for test data: 0.055</text:p>
      <text:p text:style-name="P23">Number of incorrect classifications: 4/75</text:p>
      <text:p text:style-name="P23"/>
      <text:p text:style-name="P25">4)</text:p>
      <text:p text:style-name="P23">Mean squared error for test data: 0.053</text:p>
      <text:p text:style-name="P23">Number of incorrect classifications: 4/75</text:p>
      <text:p text:style-name="P23"/>
      <text:p text:style-name="P25">5)</text:p>
      <text:p text:style-name="P22">Mean squared error for test data: 0.058</text:p>
      <text:p text:style-name="P22">Number of incorrect classifications: 5/75</text:p>
      <text:p text:style-name="P22"/>
      <text:p text:style-name="P25">6)</text:p>
      <text:p text:style-name="P22">Mean squared error for test data: 0.057</text:p>
      <text:p text:style-name="P22">Number of incorrect classifications: 5/75</text:p>
      <text:p text:style-name="P22"/>
      <text:p text:style-name="P25">7)</text:p>
      <text:p text:style-name="P22">Mean squared error for test data: 0.051</text:p>
      <text:p text:style-name="P22">Number of incorrect classifications: 4/75</text:p>
      <text:p text:style-name="P22"/>
      <text:p text:style-name="P25">8)</text:p>
      <text:p text:style-name="P22">Mean squared error for test data: 0.054</text:p>
      <text:p text:style-name="P22">Number of incorrect classifications: 4/75</text:p>
      <text:p text:style-name="P22"/>
      <text:p text:style-name="P25">9)</text:p>
      <text:p text:style-name="P22">Mean squared error for test data: 0.056</text:p>
      <text:p text:style-name="P22">Number of incorrect classifications: 5/75</text:p>
      <text:p text:style-name="P22"/>
      <text:p text:style-name="P25">10<text:span text:style-name="T31">)</text:span></text:p>
      <text:p text:style-name="P22">Mean squared error for test data: 0.053</text:p>
      <text:p text:style-name="P22">Number of incorrect classifications: 4/75</text:p>
      <text:p text:style-name="P22"/>
      <text:p text:style-name="P22"/>
      <text:p text:style-name="P28"><text:soft-page-break/>RESULTS:</text:p>
      <text:p text:style-name="P17"><text:span text:style-name="T32">Mean squared error for all tests: </text:span>0.0546</text:p>
      <text:p text:style-name="P27">Number of incorrect classifications: 4.4/<text:span text:style-name="T33">75</text:span></text:p>
      <text:p text:style-name="P26"/>
      <text:p text:style-name="P26"><text:span text:style-name="T35">From the results above,</text:span> the network averaged 4.4/75 incorrect classifications. <text:span text:style-name="T36">Which is around</text:span> <text:span text:style-name="T34">94.133 percent accuracy.</text:span></text:p>
      <text:p text:style-name="P2"/>
      <text:p text:style-name="P2">5. (optional/bonus) Compare the performance of this method (neural networks) and the nearest neighbour methods.</text:p>
      <text:p text:style-name="P2"/>
      <text:p text:style-name="P29">Using the same iris-test and iris-training data I ran the k-nearest-neighbour algorithm and recieved these results:</text:p>
      <text:p text:style-name="P29"/>
      <text:p text:style-name="P18"><text:span text:style-name="T37">T</text:span>raining data accurac<text:span text:style-name="T40">y</text:span> = 93.3 %</text:p>
      <text:p text:style-name="P18"><text:span text:style-name="T37">Testing</text:span> data accuracy = 92.<text:span text:style-name="T39">0</text:span> %</text:p>
      <text:p text:style-name="P31"/>
      <text:p text:style-name="P30">The key difference <text:span text:style-name="T45">is</text:span> that the <text:span text:style-name="T45">N</text:span>eural <text:span text:style-name="T45">N</text:span>etwork starts with random weights every time, <text:span text:style-name="T45">providing</text:span> variance between each execution of the algorithm. Overall the <text:span text:style-name="T41">N</text:span>eural <text:span text:style-name="T41">N</text:span>etwork <text:span text:style-name="T41">performed</text:span> better than the k-<text:span text:style-name="T46">N</text:span>earest-<text:span text:style-name="T46">Neighbour</text:span> <text:span text:style-name="T42">by 2 percent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19T15:55:55.954052374</dc:date>
    <meta:editing-duration>PT2H53M40S</meta:editing-duration>
    <meta:editing-cycles>122</meta:editing-cycles>
    <meta:generator>LibreOffice/6.0.7.3$Linux_X86_64 LibreOffice_project/00m0$Build-3</meta:generator>
    <meta:document-statistic meta:table-count="0" meta:image-count="0" meta:object-count="0" meta:page-count="3" meta:paragraph-count="64" meta:word-count="788" meta:character-count="4782" meta:non-whitespace-character-count="4042"/>
  </office:meta>
</office:document-meta>
</file>